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Georgia" fo:font-size="24pt" fo:font-weight="bold" officeooo:rsid="001cb1b6" officeooo:paragraph-rsid="001cb1b6" style:font-size-asian="24pt" style:font-weight-asian="bold" style:font-size-complex="24pt" style:font-weight-complex="bold"/>
    </style:style>
    <style:style style:name="P2" style:family="paragraph" style:parent-style-name="Standard">
      <style:paragraph-properties fo:line-height="100%"/>
      <style:text-properties style:font-name="Georgia" officeooo:rsid="001cb1b6" officeooo:paragraph-rsid="001cb1b6"/>
    </style:style>
    <style:style style:name="P3" style:family="paragraph" style:parent-style-name="Standard">
      <style:paragraph-properties fo:line-height="100%"/>
      <style:text-properties style:font-name="Georgia" fo:font-size="14pt" officeooo:rsid="001cb1b6" officeooo:paragraph-rsid="001cb1b6" style:font-size-asian="14pt" style:font-size-complex="14pt"/>
    </style:style>
    <style:style style:name="P4" style:family="paragraph" style:parent-style-name="Standard" style:list-style-name="L1">
      <style:paragraph-properties fo:line-height="100%"/>
      <style:text-properties style:font-name="Georgia" fo:font-size="14pt" officeooo:rsid="001cb1b6" officeooo:paragraph-rsid="001cb1b6" style:font-size-asian="14pt" style:font-size-complex="14pt"/>
    </style:style>
    <style:style style:name="T1" style:family="text">
      <style:text-properties fo:font-size="16pt" style:font-size-asian="16pt" style:font-size-complex="16pt"/>
    </style:style>
    <style:style style:name="T2" style:family="text">
      <style:text-properties officeooo:rsid="00203a52"/>
    </style:style>
    <style:style style:name="T3" style:family="text">
      <style:text-properties fo:font-weight="bold" officeooo:rsid="00203a5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PLE SITE</text:p>
      <text:p text:style-name="P2"><text:tab/><text:span text:style-name="T1">Pretty much whatever I want on a site.</text:span> </text:p>
      <text:list xml:id="list647866859567330601" text:style-name="L1">
        <text:list-item>
          <text:p text:style-name="P4">A nice header with the words my simple site.</text:p>
        </text:list-item>
        <text:list-item>
          <text:p text:style-name="P4">Mobile for god’s sake, do it once motherfucker. </text:p>
        </text:list-item>
        <text:list-item>
          <text:p text:style-name="P4">Nav bar mock, something snazzy. </text:p>
        </text:list-item>
        <text:list-item>
          <text:p text:style-name="P4">Not really mock, but make a better one, show it up. </text:p>
        </text:list-item>
        <text:list-item>
          <text:p text:style-name="P4">Material design colors. https://material.io/guidelines/style/color.html</text:p>
        </text:list-item>
        <text:list-item>
          <text:p text:style-name="P4">icons, somehow somewhere, it’ll be there. Favicon and others. </text:p>
        </text:list-item>
      </text:list>
      <text:p text:style-name="P3"/>
      <text:p text:style-name="P3">1. First paragraph shit, is quick view of shit I want, includes various bits and thoughts that I think would make the site better. </text:p>
      <text:p text:style-name="P3">2. Is this, descriptions of paragraphs and sections, for quick view and be able to remember what is where.</text:p>
      <text:p text:style-name="P3">3. General idea of what I want for site, will update as ideas come along and process continues.</text:p>
      <text:p text:style-name="P3">4. Is general first thoughts, as of some time I ago, I forget. Will continue to use as a section to add general/whatever thoughts about simple.</text:p>
      <text:p text:style-name="P3">5. Navbar only.</text:p>
      <text:p text:style-name="P3"><text:tab/></text:p>
      <text:p text:style-name="P3"><text:tab/>It’s a site where I can do what I want with it. Started out because I wanted to mock the image navbar, but now I will use it however. First off, creating a better navbar than image navbar to show off.</text:p>
      <text:p text:style-name="P3"/>
      <text:p text:style-name="P3"><text:tab/>So what the fuck am I wanting? I think having some Esperanto in there would be cool. Not terribly sure what I’m going for, but for some reason I thought this was a good idea. I might try out some web dev with creating entries and user interaction with creating posts and removing them. Purely for myself because fuck security/user settings. I wouldn’t want to venture too far with anything like css shit, fuck I’m too tired to think of what is possible. I want to mock the nav bar image. I want to do that. This is a clear and defined goal, like some dumb pixel usage instead of percents. It’s what I need in a project. I think having it underneath the simple site title would be nice, a homage to something that profoundly impacted me. For colors, I can’t really think of anything too alright, maybe an okay green. Might mess with material design for mostly colors, but might try and use it. I still don’t understand how to though, being honest. </text:p>
      <text:p text:style-name="P3"/>
      <text:p text:style-name="P3"><text:tab/><text:span text:style-name="T2">Nav bar shit. First question about what I’m doing, is there </text:span><text:soft-page-break/><text:span text:style-name="T2">going to be a second one of my own? I know for the first one I’d like to make a recreation of theirs that’s also responsive. That means copied colors and the same general scheme. For spacing I’ll do what I have to with em/rem and stay away from pixels. Well, nevermind the spacing issue, width percentage works just fine. Along with that spacing it seems like the site I’m taking it from has it use up most of the width so I will to. Spacing is pretty easy but I haven’t fine tuned it to fit across the page yet. Onto colors for now, it’s easy to get them from the image itself with the color picker tool. There’s some odd shit going on with the colors of the nav links. It’s a weird pattern of light to dark and with each color different until the middle one. Then it goes backwards. It’s dumb because the hovering color is the same across all, so I’ll just choose one for the non-active selection and do the same with hovered. Colors are a little weird, with how mouse hovering is on the colored box around the words. So colors are done to a nice point, being honest I don’t like these colors. I think it’s mostly how I have no relevant background though. For spacing, I have to change some shit like have all the links be the same size to fit across the screen. The strange shit is that it’s sized via the link inside of the lis and not just general sized shit. I’m not sure how it’ll look on mobile first of all because this mobile viewer in my browser is ass. Got browser up and I don’t think it makes a terrible difference besides preference, but nonetheless it’s good. For the spacing issue, forgot to apply percents instead of em. From it’s site, it’s site because its weight is defined in pixels, it’s garbage. Was going to go on about how they’re all odd sized and yea, I forgot to try and make the link boxes all the same size. So found some nice shit, by purely messing around. Need to finally figure out how to remove the excess space that tends to pop up in the floating shit. Oh yea, still haven’t accounted for mobile design. What the shit, I didn’t need to float in the slightest. Fuck man, that was a whole, large learning experience. Now here’s the kicker, mobile. I think it’s possible, with just using inline shit, to make the width larger on mobile view. </text:span><text:span text:style-name="T3">!! </text:span><text:span text:style-name="T2">for mobile I need to change the hyperlink margins to 0 and the li width to about 4~%. I now need to look up how to apply mobile view shit and mess around in chrome as well as upload it to git or something, and my desktop view for viewing/testing in firefox there. Media queries, makes me remember harsh times, but now I’m different, not so much though. I can’t believe I forgot them until now, it’s rather important to use these where I input various size related styling for mobile and then change to accommodate desktop and general larger views. To get it straight, I need to make the general li size 40% regulary and </text:span><text:soft-page-break/><text:span text:style-name="T2">then mess around with media queries until I find a good enough viewer port to change it to around 10 or so. With the little changes I’m implementing, purely for sizing, then I can change as I want with various widths of the viewer port. I also need to manage the margin so it looks fine with all sizes. I think I may have to implement some odd type of width change to hyperlinks so I can do without margin and instead size that way. I think the width option works the best with it changing easier as the ports change. Changing menu for mobile, and wondering if I should add that hamburger button to display/hide nav. If I do implement it, it’d be after the second nav bar instead of now. There is one thing I don’t like currently, the length of custom glass. The list has eight items so that’s nice, but what isn’t is that most are too lengthy. Oh well, I can deal with it. Custom glass only makes it odd when the screen is smaller, but with a desktop view it’s comfortable when the items all have the same size instead of fitting to the title. General question I have is that is it okay to have the nav bar items have little to no margin between each other? I want to say yes, but they look stuffy. Well, I don’t think it’s terrible, but I will look into it later because it doesn’t seem exactly necessary for now without any actual content. <text:s/>Finished first nav bar, mobile friendly too I think. Might wait on testing with multiple browsers, on my desktop ones that 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8:32:52.767805711</meta:creation-date>
    <dc:date>2017-02-22T10:09:51.704655287</dc:date>
    <meta:editing-duration>PT9H1M20S</meta:editing-duration>
    <meta:editing-cycles>50</meta:editing-cycles>
    <meta:generator>LibreOffice/5.2.5.1$Linux_X86_64 LibreOffice_project/20m0$Build-1</meta:generator>
    <meta:document-statistic meta:table-count="0" meta:image-count="0" meta:object-count="0" meta:page-count="3" meta:paragraph-count="17" meta:word-count="1208" meta:character-count="6438" meta:non-whitespace-character-count="5238"/>
  </office:meta>
</office:document-meta>
</file>